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24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9cm" svg:height="4.2cm" svg:x="3.6cm" svg:y="5cm">
          <text:p text:style-name="P1">User</text:p>
          <text:p text:style-name="P1"><text:span text:style-name="T1">- Name: string</text:span></text:p>
          <text:p text:style-name="P1"><text:span text:style-name="T1">- Passwort: string</text:span></text:p>
          <text:p text:style-name="P1"><text:span text:style-name="T1">- Gewicht: Numb</text:span></text:p>
          <text:p text:style-name="P1"><text:span text:style-name="T1">- Sex: st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9cm" svg:height="4.2cm" svg:x="11.8cm" svg:y="5.1cm">
          <text:p text:style-name="P1">Termin</text:p>
          <text:p text:style-name="P2"><text:span text:style-name="T1">- von: DateTime</text:span></text:p>
          <text:p text:style-name="P2"><text:span text:style-name="T1">- bis: DateTime</text:span></text:p>
          <text:p text:style-name="P2"><text:span text:style-name="T1">- Ort: ?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9cm" svg:height="4.2cm" svg:x="21.4cm" svg:y="5.2cm">
          <text:p text:style-name="P1">Chat</text:p>
          <text:p text:style-name="P2"><text:span text:style-name="T1">- Autor: string</text:span></text:p>
          <text:p text:style-name="P2"><text:span text:style-name="T1">- Text: string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0.963cm" svg:x="15.7cm" svg:y="7.2cm">
          <draw:text-box>
            <text:p>1</text:p>
          </draw:text-box>
        </draw:frame>
        <draw:frame draw:style-name="gr3" draw:layer="layout" svg:width="0.748cm" svg:height="0.963cm" svg:x="20.7cm" svg:y="7.337cm">
          <draw:text-box>
            <text:p>*</text:p>
          </draw:text-box>
        </draw:frame>
        <draw:connector draw:style-name="gr4" draw:text-style-name="P3" draw:layer="layout" draw:type="lines" svg:x1="7.5cm" svg:y1="7.1cm" svg:x2="11.8cm" svg:y2="7.2cm" draw:start-shape="id1" draw:end-shape="id2" svg:d="M7500 7100h501l3298 100h501">
          <text:p text:style-name="P1"><text:span text:style-name="T2">owner</text:span></text:p>
        </draw:connector>
        <draw:connector draw:style-name="gr4" draw:text-style-name="P3" draw:layer="layout" draw:type="lines" svg:x1="13.75cm" svg:y1="9.3cm" svg:x2="5.55cm" svg:y2="9.2cm" draw:start-shape="id2" draw:start-glue-point="2" draw:end-shape="id1" draw:end-glue-point="2" svg:d="M13750 9300v501l-8200-100v-501">
          <text:p text:style-name="P1"><text:span text:style-name="T2">Participant</text:span></text:p>
        </draw:connector>
        <draw:custom-shape draw:style-name="gr1" draw:text-style-name="P1" xml:id="id3" draw:id="id3" draw:layer="layout" svg:width="3.9cm" svg:height="2cm" svg:x="7.8cm" svg:y="10.9cm">
          <text:p text:style-name="P1">Status</text:p>
          <text:p text:style-name="P1"><text:span text:style-name="T1">Open | Accept | Declined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75cm" svg:y1="10.9cm" svg:x2="9.832cm" svg:y2="9.779cm" draw:start-shape="id3" draw:start-glue-point="0" svg:d="M9750 10900v-811h82v-310">
          <text:p/>
        </draw:connector>
        <draw:connector draw:style-name="gr6" draw:text-style-name="P1" draw:layer="layout" draw:type="lines" svg:x1="15.7cm" svg:y1="7.2cm" svg:x2="21.4cm" svg:y2="7.3cm" draw:start-shape="id2" draw:start-glue-point="1" draw:end-shape="id4" draw:end-glue-point="3" svg:d="M15700 7200h501l4698 100h501">
          <text:p/>
        </draw:connector>
        <draw:frame draw:style-name="gr3" draw:layer="layout" svg:width="0.748cm" svg:height="0.963cm" svg:x="13.752cm" svg:y="9.337cm">
          <draw:text-box>
            <text:p>*</text:p>
          </draw:text-box>
        </draw:frame>
        <draw:frame draw:style-name="gr3" draw:layer="layout" svg:width="0.748cm" svg:height="0.963cm" svg:x="4.752cm" svg:y="9.2cm">
          <draw:text-box>
            <text:p>*</text:p>
          </draw:text-box>
        </draw:frame>
        <draw:frame draw:style-name="gr3" draw:layer="layout" svg:width="0.748cm" svg:height="0.963cm" svg:x="11.052cm" svg:y="7.237cm">
          <draw:text-box>
            <text:p>*</text:p>
          </draw:text-box>
        </draw:frame>
        <draw:frame draw:style-name="gr2" draw:layer="layout" svg:width="0.853cm" svg:height="0.963cm" svg:x="7.447cm" svg:y="7.037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 Kalt</meta:initial-creator>
    <meta:creation-date>2017-11-24T20:29:48.81</meta:creation-date>
    <dc:date>2017-11-25T13:33:25.78</dc:date>
    <dc:creator>Christoph Kalt</dc:creator>
    <meta:editing-duration>PT3H20M6S</meta:editing-duration>
    <meta:editing-cycles>2</meta:editing-cycles>
    <meta:generator>OpenOffice/4.1.2$Win32 OpenOffice.org_project/412m3$Build-9782</meta:generator>
    <meta:document-statistic meta:object-count="14"/>
  </office:meta>
</office:document-meta>
</file>